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8in"/>
    </style:style>
    <style:style style:name="co4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quity Delivery</text:p>
          </table:table-cell>
          <table:table-cell table:style-name="ce1" office:value-type="string">
            <text:p>NSE %</text:p>
          </table:table-cell>
          <table:table-cell table:style-name="ce1" office:value-type="string">
            <text:p>BSE %</text:p>
          </table:table-cell>
        </table:table-row>
        <table:table-row table:style-name="ro1">
          <table:table-cell office:value-type="string">
            <text:p>Brokera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T/CTT</text:p>
          </table:table-cell>
          <table:table-cell table:number-columns-repeated="2" office:value-type="float" office:value="0.1">
            <text:p>0.1</text:p>
          </table:table-cell>
        </table:table-row>
        <table:table-row table:style-name="ro1">
          <table:table-cell office:value-type="string">
            <text:p>Transaction charges</text:p>
          </table:table-cell>
          <table:table-cell office:value-type="float" office:value="0.0325">
            <text:p>0.032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GST</text:p>
          </table:table-cell>
          <table:table-cell table:formula="of:=([.B2]+[.B4]) * 0.18" office:value-type="float" office:value="0.00585">
            <text:p>0.00585</text:p>
          </table:table-cell>
          <table:table-cell table:formula="of:=([.C2]+[.C4]) * 0.18" office:value-type="float" office:value="0.0054">
            <text:p>0.0054</text:p>
          </table:table-cell>
        </table:table-row>
        <table:table-row table:style-name="ro1">
          <table:table-cell office:value-type="string">
            <text:p>SEBI Charges</text:p>
          </table:table-cell>
          <table:table-cell table:formula="of:=(10 / 10000000)" office:value-type="float" office:value="0.000001">
            <text:p>0.000001</text:p>
          </table:table-cell>
          <table:table-cell table:formula="of:=(10 / 10000000)" office:value-type="float" office:value="0.000001">
            <text:p>0.000001</text:p>
          </table:table-cell>
        </table:table-row>
        <table:table-row table:style-name="ro1">
          <table:table-cell office:value-type="string">
            <text:p>Stamp Duty</text:p>
          </table:table-cell>
          <table:table-cell table:number-columns-repeated="2" office:value-type="float" office:value="0.006">
            <text:p>0.00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Buy</text:p>
          </table:table-cell>
          <table:table-cell table:style-name="ce2" office:value-type="float" office:value="1000000">
            <text:p>1.00E+006</text:p>
          </table:table-cell>
          <table:table-cell/>
        </table:table-row>
        <table:table-row table:style-name="ro1">
          <table:table-cell office:value-type="string">
            <text:p>Brokerage</text:p>
          </table:table-cell>
          <table:table-cell table:formula="of:=[.$B$10] * ([.B2] /100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T/CTT</text:p>
          </table:table-cell>
          <table:table-cell table:formula="of:=[.$B$10] * ([.B3] /100)"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Transaction charges</text:p>
          </table:table-cell>
          <table:table-cell table:formula="of:=[.$B$10] * ([.B4] /100)" office:value-type="float" office:value="325">
            <text:p>325</text:p>
          </table:table-cell>
          <table:table-cell/>
        </table:table-row>
        <table:table-row table:style-name="ro1">
          <table:table-cell office:value-type="string">
            <text:p>GST</text:p>
          </table:table-cell>
          <table:table-cell table:formula="of:=[.$B$10] * ([.B5] /100)" office:value-type="float" office:value="58.5">
            <text:p>58.5</text:p>
          </table:table-cell>
          <table:table-cell/>
        </table:table-row>
        <table:table-row table:style-name="ro1">
          <table:table-cell office:value-type="string">
            <text:p>SEBI Charges</text:p>
          </table:table-cell>
          <table:table-cell table:formula="of:=[.$B$10] * ([.B6] /100)"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Stamp Duty</text:p>
          </table:table-cell>
          <table:table-cell table:formula="of:=[.$B$10] * ([.B7] /100)" office:value-type="float" office:value="60">
            <text:p>6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11:.B16])" office:value-type="float" office:value="1443.51">
            <text:p>1443.51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9/11/2019</text:date>, <text:time>14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5-03T14:51:43.39</meta:creation-date>
    <dc:date>2019-09-11T14:18:44.22</dc:date>
    <dc:creator>Vignesh Sridharan</dc:creator>
    <meta:editing-duration>PT4H31M26S</meta:editing-duration>
    <meta:editing-cycles>3</meta:editing-cycles>
    <meta:generator>OpenOffice/4.1.3$Win32 OpenOffice.org_project/413m1$Build-9783</meta:generator>
    <meta:document-statistic meta:table-count="3" meta:cell-count="36" meta:object-count="0"/>
  </office:meta>
</office:document-meta>
</file>